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5cm" fo:min-width="2.9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1" draw:id="id1" draw:layer="layout" svg:width="3.4cm" svg:height="1.8cm" svg:x="8.4cm" svg:y="4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" svg:path="M0.0449285714285714 0.00368253968253968c0.0126428571428571-0.00463492063492064 0.0254979081238089-0.00738371386891017 0.0381785714285714-0.0118730158730159 0.0122479169427338-0.00433609794343197 0.0247147272296085-0.00220706080124075 0.0372142857142857-0.00336507936507936 0.0128575901100046-0.00119118831692062 0.0309971989124325-0.00431447169782965 0.0381785714285714 0.016952380952381 0.00628291361997974 0.0186061644720177-0.000213571135079499 0.0429838000372831 0.00289285714285714 0.0644444444444444 0.00378642887482836 0.0261584032803339 0.0131461321369631 0.0498946428533559 0.02575 0.0627936507936508 0.0126461347025195 0.0129422645266081 0.0284642533479913 0.0102548523935106 0.0429642857142857 0.0102222222222222 0.0137142747270487-3.08619403140142E-005 0.0276093721426366-0.000171163300418664 0.0410357142857143-0.00507936507936507 0.0157522374250662-0.00575846786326373 0.0311753335690161-0.0148155594715927 0.0467857142857143-0.0220952380952381 0.0155682004559762-0.00726000846006065 0.0308592522909851-0.0166254824934467 0.0457857142857143-0.0271746031746032 0.0112163973483649-0.00792707135002846 0.0216428571428571-0.0191746031746032 0.0324642857142857-0.0288253968253968l0.00860714285714287-0.0186666666666667-0.00289285714285714-0.00679365079365079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" svg:path="M0.025 0.0571428571428571l0.0571428571428571 0.126984126984127-0.257142857142857 0.0507936507936508-0.0714285714285714-0.253968253968254 0.164285714285714-0.114285714285714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" svg:path="M-0.0107142857142857 0.00634920634920635c-0.1 0.495238095238095-0.142857142857143-0.0126984126984127-0.235714285714286 0.177777777777778s-0.05 0.33015873015873-0.0214285714285715 0.419047619047619 0.328571428571429-0.0126984126984127 0.328571428571429-0.0126984126984127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" svg:path="M0.0535714285714286-0.0444444444444444h0.0785714285714286v-0.101587301587302h-0.0357142857142857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_3f_" draw:display-name="?" svg:viewBox="0 0 20 30" svg:d="M20 0h-20l10 30z"/>
    <draw:marker draw:name="Arrow" svg:viewBox="0 0 20 30" svg:d="M10 0l-10 30h20z"/>
    <draw:marker draw:name="線條箭頭_20_1" draw:display-name="線條箭頭 1" svg:viewBox="0 0 20 30" svg:d="M10 0l-10 30h20z"/>
    <draw:marker draw:name="線條箭頭_20_2" draw:display-name="線條箭頭 2" svg:viewBox="0 0 20 30" svg:d="M10 0l-10 30h20z"/>
    <draw:marker draw:name="線條箭頭_20_3" draw:display-name="線條箭頭 3" svg:viewBox="0 0 20 30" svg:d="M10 0l-10 30h20z"/>
    <draw:marker draw:name="線條箭頭_20_4" draw:display-name="線條箭頭 4" svg:viewBox="0 0 20 30" svg:d="M10 0l-10 30h20z"/>
    <draw:stroke-dash draw:name="_3f_" draw:display-name="?" draw:style="rect" draw:dots1="1" draw:dots1-length="0.08cm" draw:dots2="1" draw:dots2-length="0.08cm" draw:distance="0.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5T17:53:39.036000000</meta:creation-date>
    <dc:date>2018-08-10T21:37:49.971000000</dc:date>
    <meta:editing-duration>PT5M32S</meta:editing-duration>
    <meta:editing-cycles>5</meta:editing-cycles>
    <meta:generator>LibreOffice/6.0.3.2$Windows_X86_64 LibreOffice_project/8f48d515416608e3a835360314dac7e47fd0b821</meta:generator>
    <meta:document-statistic meta:object-count="24"/>
  </office:meta>
</office:document-meta>
</file>